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a02" officeooo:paragraph-rsid="00030a02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30a02" officeooo:paragraph-rsid="00030a0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30a02" officeooo:paragraph-rsid="00030a02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346ba" officeooo:paragraph-rsid="000346ba"/>
    </style:style>
    <style:style style:name="P5" style:family="paragraph" style:parent-style-name="Standard">
      <style:text-properties officeooo:rsid="000346ba" officeooo:paragraph-rsid="0003a916"/>
    </style:style>
    <style:style style:name="P6" style:family="paragraph" style:parent-style-name="Standard">
      <style:text-properties officeooo:rsid="0003a916" officeooo:paragraph-rsid="0003a916"/>
    </style:style>
    <style:style style:name="P7" style:family="paragraph" style:parent-style-name="Standard">
      <style:text-properties officeooo:rsid="00049625" officeooo:paragraph-rsid="00049625"/>
    </style:style>
    <style:style style:name="P8" style:family="paragraph" style:parent-style-name="Standard">
      <style:text-properties officeooo:rsid="0004b332" officeooo:paragraph-rsid="0004b332"/>
    </style:style>
    <style:style style:name="P9" style:family="paragraph" style:parent-style-name="Standard">
      <style:text-properties officeooo:rsid="000541a8" officeooo:paragraph-rsid="000541a8"/>
    </style:style>
    <style:style style:name="P10" style:family="paragraph" style:parent-style-name="Standard">
      <style:text-properties officeooo:paragraph-rsid="0007b43d"/>
    </style:style>
    <style:style style:name="T1" style:family="text">
      <style:text-properties officeooo:rsid="000346ba"/>
    </style:style>
    <style:style style:name="T2" style:family="text">
      <style:text-properties officeooo:rsid="000541a8"/>
    </style:style>
    <style:style style:name="T3" style:family="text">
      <style:text-properties officeooo:rsid="0005d8e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7b4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e 19 Patrones de diseño MVC</text:p>
      <text:p text:style-name="P2"/>
      <text:p text:style-name="P3"/>
      <text:p text:style-name="P1"><text:span text:style-name="T4">Vista.-</text:span> Capa con la que interactuá el cliente, la interfaz gráfica, es lo que ve el usuario, muestra y obtiene información y funciona a través de eventos. Básicamente son las interacciones del usuario con la interfaz. Donde escribimos el HTML y el CSS.</text:p>
      <text:p text:style-name="P1"/>
      <text:p text:style-name="P1"><text:span text:style-name="T4">Modelo.-</text:span> Relación los datos de la aplicación se encarga de realizar las consultas a la base de datos y de administrar lo que comúnmente se conoce como la lógica del negocio. <text:span text:style-name="T1">Esta capa es agnóstica de las vistas es decir esta totalmente aislada.</text:span></text:p>
      <text:p text:style-name="P1"/>
      <text:p text:style-name="P4"><text:span text:style-name="T4">Controlador.-</text:span> Responde a las acciones o eventos que realiza el cliente a través de las vistas, se encarga de elegir la vista a mostrar y así mismo los datos a procesar. Es el enlace que interactúa con vistas y los modelos.</text:p>
      <text:p text:style-name="P4"/>
      <text:p text:style-name="P6">Son pequeñas porciones de código que tiene como responsabilidad atender a los distintos pedidos que hace el cliente. Es una capa adicional que se suma a un aplicativo hecho con Node para poder proveer mayor escalabilidad y control sobre el código. Adicional a esto, permite tener una organización mucho mas prolija de de tu sistema, ya que al asumir que el mismo va a ir creciendo con el tiempo, podes así de esta manera programar las nuevas funcionalidades que necesite tu sistema sin afectar la versión estable y actual del proyecto.</text:p>
      <text:p text:style-name="P6"/>
      <text:p text:style-name="P6">Un controlador también es un modulo de Node, por lo tanto lo primero que tendrás que hacer es exportar la funcionalidad del mismo y luego lo vamos a requerir en donde sea que lo necesitemos.</text:p>
      <text:p text:style-name="P7">Ahora bien, un controlador es un objeto literal que tiene varios métodos, cada uno de los métodos atenderá a un request en particular.</text:p>
      <text:p text:style-name="P5"/>
      <text:p text:style-name="P4">De esta manera interactúan los sistemas de información, aplicativos web, aplicativos móviles, y de más entornos en donde se hace necesario trabajar con datos e interfaces permitiendo que dichos sistemas puedan crecer fácilmente. Cada capa tiene una responsabilidad bien clara</text:p>
      <text:p text:style-name="P4"/>
      <text:p text:style-name="P7">Ejemplo de Controlador.</text:p>
      <text:p text:style-name="P7"/>
      <text:p text:style-name="P7">Let productosController = {</text:p>
      <text:p text:style-name="P7"><text:tab/>listado: function () {},</text:p>
      <text:p text:style-name="P7"><text:tab/>crear: function () {},</text:p>
      <text:p text:style-name="P7"><text:tab/>detalle: function () {},</text:p>
      <text:p text:style-name="P7"><text:tab/>detalleComentarios: function () {},</text:p>
      <text:p text:style-name="P7">};</text:p>
      <text:p text:style-name="P7"/>
      <text:p text:style-name="P7">module.exports = productosController;</text:p>
      <text:p text:style-name="P7"/>
      <text:p text:style-name="P7"/>
      <text:p text:style-name="P8"><text:span text:style-name="T4">Rutas parametrizadas.</text:span> <text:span text:style-name="T2">Son a su vez dinámicas, ya que dependiendo de que se escriba en la ruta real, la lógica del response puede actuar levemente diferente o en consecuencia.</text:span></text:p>
      <text:p text:style-name="P8"/>
      <text:p text:style-name="P9"><text:span text:style-name="T3">a</text:span>pp.get(‘/items’, function (req, res) {})</text:p>
      <text:p text:style-name="Standard"/>
      <text:p text:style-name="P10"><text:soft-page-break/><text:span text:style-name="T5">Sistema de Ruteo.- </text:span>Toda aplicación que busque ser escalable necesita tener componentes modularizados. Y las rutas no son ajenas a este proceso. Por eso, cuando encaramos la implementación de las rutas que tendrá nuestra aplicación web, es conveniente pensar en pequeñas "entidades" de funcionamiento, más que en una estructura "monolítica".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10:51:46.283030434</meta:creation-date>
    <dc:date>2022-01-07T13:47:49.726848280</dc:date>
    <meta:editing-duration>PT23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19" meta:word-count="433" meta:character-count="2637" meta:non-whitespace-character-count="2218"/>
  </office:meta>
</office:document-meta>
</file>